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anularity.get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TPFileProxy.leng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TP.setChmod( String the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DirectoryScanner.accountForIncludedDir( String name , AntFTPFile file , boolean fas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FTP.setTimeDiffMillis( long timeDiffMill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.getFile( FTPClient ftp , String dir , String filenam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AntFTPFil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.setAction( String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TP.isFunctioningAsDirectory( FTPClient ftp , String dir , FTPFile fil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">
            <text:p text:style-name="Table_20_Contents">2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AntFTPRootFile.getRelativ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FTPFile.AntFTPFile( AntFTPFile parent , String path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5">
            <text:p text:style-name="Table_20_Contents">15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FTP.getRecentDateForma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DirectoryScanner.FTPDirectoryScanner( FTPClient ft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ranularity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.setRemotedir( String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FileProxy.getPar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TP.setListing( File list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nguageCode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.setServer( String 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.setServerTimeZoneConfig( String serverTimeZone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TPDirectoryScanner.clearCa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TP.setUmask( String theUm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.setDepends( boolean depen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.setUserid( String us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.setDefaultDateFormatConfig( String defaultDateForma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TP.rmDir( FTPClient ftp , String dir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TP.listFile( FTPClient ftp , BufferedWriter bw , String file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ntFTPFile.getAbsolut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FTPFile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.setTimestampGranularity( Granularity timestampGranularit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TPFileProxy.FTPFileProxy( String complet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TP.delFile( FTPClient ftp , String file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TP.configurationHasBeen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FTPRootFile.getAbsolut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DirectoryScanner.sca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FTPFileProxy.isHidd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FTPFile.findPathElementCaseUnsensitive( String parentPath , String soughtPathEle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TPFileProxy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FileProxy.getAbsolut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.setRecentDateFormatConfig( String recentDateForma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TPDirectoryScanner.forceRemoteSensitivityCheck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TPFileProxy.is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FTPFile.getCurpw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.getTimeDiff( FTPClient ft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FTP.createParents( FTPClient ftp , String filenam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FTP.setServerLanguageCodeConfig( LanguageCode serverLanguageC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tFTPFile.getFastRelative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TP.setNewer( boolean new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SystemType.get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TPDirectoryScanner.scandir( String dir , String vpath , boolean fast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23">
            <text:p text:style-name="Table_20_Contents">23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AntFTPFil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.getServerLanguageCode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.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.setInitialSiteCommand( String initialComm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.setAction( Action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.getSystemTyp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.setSystemTypeKey( FTPSystemType system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TP.handleMkDirFailure( FTPClient ft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tFTPFile.AntFTPFile( FTPClient client , FTPFile ftpFile , String curpw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TP.setPort(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.setSeparator( String se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FTPFile.get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.addFileset( FileSet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FTPFile.getLi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FileProxy.is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nguageCode.get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TPFileProxy.lastModifi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TP.setTimeDiffAuto( boolean timeDiffAut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DirectoryScanner.checkIncludePatterns(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16">
            <text:p text:style-name="Table_20_Contents">16</text:p>
          </table:table-cell>
          <table:table-cell office:value-type="float" office:value="81">
            <text:p text:style-name="Table_20_Contents">81</text:p>
          </table:table-cell>
        </table:table-row>
        <table:table-row>
          <table:table-cell office:value-type="string">
            <text:p text:style-name="Table_20_Contents">FTP.transferFiles( FTPClient ft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FTPDirectoryScanner.accountForIncludedFile( String 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TP.makeRemoteDir( FTPClient ftp , String dir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AntFTPFile.getRelativePath( String currentPath , String currentRelativePath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FTP.getTimestampGranula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.setBinary( boolean bina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FTPFile.isSymbolicLi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FTPRootFile.AntFTPRootFile( FTPClient aclient , String remotedi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TP.setAccount( String pAc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FTPFile.setCurpwd( String curpw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DirectoryScanner.listFiles( String 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FileProxy.ge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FileProxy.FTPFileProxy( FTP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TP.getServerTimeZone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.setSkipFailedTransfers( boolean skipFailedTransf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nularity.getMilliseconds( int ac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TP.setSiteCommand( String siteComm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DirectoryScanner.checkRemoteSensitivity( FTPFile [ ] array , String directory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5">
            <text:p text:style-name="Table_20_Contents">15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Action.getAction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FTP.setRetriesAllowed( String retriesAllowe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FTP.setEnableRemoteVerification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FileProxy.isAbsol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DirectoryScanner.listFiles( String directory , boolean changedi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FTP.setVerbose( boolean verbo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FTPFile.getRelativePat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TPFileProxy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SystemType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.set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DirectoryScanner.hasBeenScanned( String v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.setPassive( boolean pass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.doSiteCommand( FTPClient ftp , String theCM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TP.isUpToDate( FTPClient ftp , File localFile , String remoteFil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FTP.executeRetryable( RetryHandler h , Retryable r , String desc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.findFileName( FTPClient ftp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AntFTPFile.isTraverseSymlink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tFTPFile.is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.getDefaultDateForma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.setShortMonthNamesConfig( String shortMonthNam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TP.setIgnoreNoncriticalErrors( boolean ignoreNoncriticalErr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nguageCode.getValidLanguageCod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TP.sendFile( FTPClient ftp , String dir , String filenam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FTP.resolveFile( String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TP.isFunctioningAsFile( FTPClient ftp , String dir , FTPFile 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TP.getShortMonthNames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.setPreserveLastModified( boolean preserveLastModifi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DirectoryScanner.fiddleName( String origi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ntFTPFile.getFile( FTPFile [ ] theFiles , String lastpatheleme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TP.transferFiles( final FTPClient ftp , FileSet fs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9">
            <text:p text:style-name="Table_20_Contents">19</text:p>
          </table:table-cell>
          <table:table-cell office:value-type="float" office:value="88">
            <text:p text:style-name="Table_20_Contents">88</text:p>
          </table:table-cell>
        </table:table-row>
        <table:table-row>
          <table:table-cell office:value-type="string">
            <text:p text:style-name="Table_20_Contents">FTP.checkAttributes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5">
            <text:p text:style-name="Table_20_Contents">15</text:p>
          </table:table-cell>
          <table:table-cell office:value-type="float" office:value="36">
            <text:p text:style-name="Table_20_Contents">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